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mov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162cm" svg:x="1.397cm" svg:y="4.912cm" presentation:class="outlin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 ...</text:span></text:p>
              </text:list-item>
              <text:list-item>
                <text:p text:style-name="P6"><text:span text:style-name="T3">Quanta ...</text:span></text:p>
              </text:list-item>
              <text:list-item>
                <text:p text:style-name="P6"><text:span text:style-name="T3">Typst 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to use easily</text:p>
              </text:list-item>
              <text:list-item>
                <text:p>Handles bibliographies quite well via BibTeX (??ref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nta</text:p>
          </draw:text-box>
        </draw:frame>
        <draw:frame presentation:style-name="pr4" draw:layer="layout" svg:width="25.179cm" svg:height="12.162cm" svg:x="1.397cm" svg:y="4.912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??and Quanta allow intermediate LaTeX to be saved, allowing for “tweaking”</text:p>
              </text:list-item>
              <text:list-item>
                <text:p>But the source code generated is relatively opaque and not trivial to work with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?</text:p>
          </draw:text-box>
        </draw:frame>
        <draw:frame presentation:style-name="pr4" draw:layer="layout" svg:width="25.179cm" svg:height="12.162cm" svg:x="1.397cm" svg:y="4.91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6.505cm" svg:height="1.429cm" svg:x="20.076cm" svg:y="19.12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5-12-23T15:35:57.787889743</dc:date>
    <meta:editing-cycles>187</meta:editing-cycles>
    <meta:editing-duration>P1DT5M21S</meta:editing-duration>
    <meta:generator>LibreOffice/24.2.7.2$Linux_X86_64 LibreOffice_project/420$Build-2</meta:generator>
    <meta:document-statistic meta:object-count="69"/>
  </office:meta>
</office:document-meta>
</file>